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192.81pt"/>
    </style:style>
    <style:style style:name="co3" style:family="table-column">
      <style:table-column-properties fo:break-before="auto" style:column-width="411.65pt"/>
    </style:style>
    <style:style style:name="co4" style:family="table-column">
      <style:table-column-properties fo:break-before="auto" style:column-width="183.46pt"/>
    </style:style>
    <style:style style:name="co5" style:family="table-column">
      <style:table-column-properties fo:break-before="auto" style:column-width="379.9pt"/>
    </style:style>
    <style:style style:name="co6" style:family="table-column">
      <style:table-column-properties fo:break-before="auto" style:column-width="183.74pt"/>
    </style:style>
    <style:style style:name="co7" style:family="table-column">
      <style:table-column-properties fo:break-before="auto" style:column-width="241.51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73.64pt"/>
    </style:style>
    <style:style style:name="co10" style:family="table-column">
      <style:table-column-properties fo:break-before="auto" style:column-width="181.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9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82.49pt" fo:break-before="auto" style:use-optimal-row-height="true"/>
    </style:style>
    <style:style style:name="ro5" style:family="table-row">
      <style:table-row-properties style:row-height="108.96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ro7" style:family="table-row">
      <style:table-row-properties style:row-height="12.7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ddddd" fo:wrap-option="wrap" fo:border="0.06pt solid #000000" style:vertical-align="middle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8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top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06pt solid #000000" style:vertical-align="middle"/>
    </style:style>
    <style:style style:name="ce14" style:family="table-cell" style:parent-style-name="Default" style:data-style-name="N100">
      <style:table-cell-properties fo:background-color="transparent"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100">
      <style:table-cell-properties fo:background-color="#dddddd" fo:wrap-option="wrap" fo:border="0.06pt solid #000000" style:vertical-align="top"/>
    </style:style>
    <style:style style:name="ce7" style:family="table-cell" style:parent-style-name="Default" style:data-style-name="N100">
      <style:table-cell-properties fo:wrap-option="wrap" fo:border="0.06pt solid #000000" style:vertical-align="top"/>
    </style:style>
    <style:style style:name="ce15" style:family="table-cell" style:parent-style-name="Default" style:data-style-name="N100">
      <style:table-cell-properties fo:background-color="transparent" fo:wrap-option="wrap" fo:border="0.06pt solid #000000" style:vertical-align="top"/>
    </style:style>
    <style:style style:name="ce27" style:family="table-cell" style:parent-style-name="Default" style:data-style-name="N0">
      <style:table-cell-properties fo:background-color="#dddddd" fo:wrap-option="wrap" fo:border="0.06pt solid #000000" style:vertical-align="top"/>
    </style:style>
    <style:style style:name="ce28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29" style:family="table-cell" style:parent-style-name="Default" style:data-style-name="N0">
      <style:table-cell-properties fo:wrap-option="wrap" fo:border="0.06pt solid #000000" style:vertical-align="top"/>
    </style:style>
    <style:style style:name="ce30" style:family="table-cell" style:parent-style-name="Default" style:data-style-name="N0">
      <style:table-cell-properties fo:background-color="transparent" fo:wrap-option="wrap" fo:border="0.06pt solid #000000" style:vertical-align="top"/>
      <style:text-properties fo:language="en" fo:country="US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eeeeee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top"/>
    </style:style>
    <style:style style:name="ce34" style:family="table-cell" style:parent-style-name="Default" style:data-style-name="N0"/>
    <style:style style:name="T1" style:family="text">
      <style:text-properties fo:language="es" fo:country="C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" style:family="text">
      <style:text-properties style:font-name="Liberation Sans1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fo:language="en" fo:country="U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Parámetros.$A$2:.$A$5])" table:allow-empty-cell="true" table:display-list="unsorted" table:base-cell-address="'Sprint_#15'.I2">
          <table:error-message table:message-type="stop" table:display="true"/>
        </table:content-validation>
        <table:content-validation table:name="val2" table:condition="of:cell-content-is-in-list([Parámetros.$B$2:.$B$3])" table:allow-empty-cell="true" table:display-list="unsorted" table:base-cell-address="'Sprint_#15'.K2">
          <table:error-message table:message-type="stop" table:display="true"/>
        </table:content-validation>
      </table:content-validations>
      <table:table table:name="Sprint_#15" table:style-name="ta1">
        <table:table-column table:style-name="co1" table:default-cell-style-name="ce1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column table:style-name="co13" table:default-cell-style-name="ce8"/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 condiciones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Pos 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Tester</text:p>
          </table:table-cell>
          <table:table-cell table:style-name="ce4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1" calcext:value-type="string">
            <text:p>CP-SGB-001</text:p>
          </table:table-cell>
          <table:table-cell table:style-name="ce10" office:value-type="string" calcext:value-type="string">
            <text:p>Listado de Aprobaciones de Exclusión</text:p>
          </table:table-cell>
          <table:table-cell table:style-name="ce11" office:value-type="string" calcext:value-type="string">
            <text:p>El usuario debe estar loggeado en el sistema</text:p>
            <text:p>Deben existir Aprobaciones de <text:span text:style-name="T1">Exclusión</text:span> almacenadas en el sistema</text:p>
            <text:p>Deben existir estados almacenados bajo el dominio “Aprobaciones <text:span text:style-name="T1">Exclusión</text:span>”</text:p>
          </table:table-cell>
          <table:table-cell table:style-name="ce27"/>
          <table:table-cell table:style-name="ce27" office:value-type="string" calcext:value-type="string">
            <text:p>Se elige la opción Exclusión/Aprobación de Exclusión</text:p>
          </table:table-cell>
          <table:table-cell table:style-name="ce27"/>
          <table:table-cell table:style-name="ce11" office:value-type="string" calcext:value-type="string">
            <text:p>Se deben listar las primeros cinco Aprobaciones de <text:span text:style-name="T1">Exclusión</text:span></text:p>
            <text:p>Se debe especificar el total de Aprobaciones de <text:span text:style-name="T1">Exclusión</text:span> que existen en el sistema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02" calcext:value-type="string">
            <text:p>CP-SGB-002</text:p>
          </table:table-cell>
          <table:table-cell table:style-name="ce6" office:value-type="string" calcext:value-type="string">
            <text:p>Filtrar Listado de Aprobaciones de Exclusión por ID</text:p>
          </table:table-cell>
          <table:table-cell table:style-name="ce7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</text:span></text:p>
            <text:p><text:span text:style-name="T2">Deben existir estados almacenados bajo el dominio “Aprobaciones Exclusion”</text:span></text:p>
          </table:table-cell>
          <table:table-cell office:value-type="string" calcext:value-type="string">
            <text:p>ID: 177</text:p>
          </table:table-cell>
          <table:table-cell table:style-name="ce29" office:value-type="string" calcext:value-type="string">
            <text:p><text:span text:style-name="T3">Se elige la opción Exclusion/Aprobación</text:span><text:span text:style-name="T4"> de Exclusion</text:span></text:p>
            <text:p>Se digita el texto en el filtro de la columna ID y se presiona Enter</text:p>
          </table:table-cell>
          <table:table-cell table:style-name="ce29"/>
          <table:table-cell table:style-name="ce7" office:value-type="string" calcext:value-type="string">
            <text:p>Se debe listar solo la aprobación que corresponde al ID digitado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3" calcext:value-type="string">
            <text:p>CP-SGB-003</text:p>
          </table:table-cell>
          <table:table-cell table:style-name="ce10" office:value-type="string" calcext:value-type="string">
            <text:p>Filtrar Listado de Aprobaciones de Exclusión por ID Incorrecto</text:p>
          </table:table-cell>
          <table:table-cell table:style-name="ce11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</text:span></text:p>
            <text:p><text:span text:style-name="T2">Deben existir estados almacenados bajo el dominio “Aprobaciones Exclusion”</text:span></text:p>
          </table:table-cell>
          <table:table-cell table:style-name="ce27" office:value-type="string" calcext:value-type="string">
            <text:p>ID: ABC</text:p>
          </table:table-cell>
          <table:table-cell table:style-name="ce27" office:value-type="string" calcext:value-type="string">
            <text:p><text:span text:style-name="T3">Se elige la opción Exclusion/Aprobación</text:span><text:span text:style-name="T4"> de Exclusion</text:span></text:p>
            <text:p>Se digita el texto en el filtro de la columna ID y se presiona Enter</text:p>
          </table:table-cell>
          <table:table-cell table:style-name="ce27"/>
          <table:table-cell table:style-name="ce11" office:value-type="string" calcext:value-type="string">
            <text:p>Se debe mostrar un mensaje indicando que el ID digitado es incorrecto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04" calcext:value-type="string">
            <text:p>CP-SGB-004</text:p>
          </table:table-cell>
          <table:table-cell table:style-name="ce6" office:value-type="string" calcext:value-type="string">
            <text:p>Filtrar Listado de Aprobaciones de Exclusión por Estado</text:p>
          </table:table-cell>
          <table:table-cell table:style-name="ce7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</text:span></text:p>
            <text:p><text:span text:style-name="T2">Deben existir estados almacenados bajo el dominio “Aprobaciones Exclusion”</text:span></text:p>
          </table:table-cell>
          <table:table-cell office:value-type="string" calcext:value-type="string">
            <text:p>Estado: RECHAZADA</text:p>
          </table:table-cell>
          <table:table-cell table:style-name="ce29" office:value-type="string" calcext:value-type="string">
            <text:p><text:span text:style-name="T3">Se elige la opción Exclusion/Aprobación</text:span><text:span text:style-name="T4"> de Exclusion</text:span></text:p>
            <text:p>Se selecciona el estado en el filtro de la columna Estado</text:p>
          </table:table-cell>
          <table:table-cell table:style-name="ce29"/>
          <table:table-cell table:style-name="ce7" office:value-type="string" calcext:value-type="string">
            <text:p>Se deben listar solo las Aprobaciones de Exclusión que están en el estado seleccionado</text:p>
          </table:table-cell>
          <table:table-cell table:style-name="ce29"/>
          <table:table-cell table:style-name="ce29" table:content-validation-name="val1" office:value-type="string" calcext:value-type="string">
            <text:p>Pendiente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5" calcext:value-type="string">
            <text:p>CP-SGB-005</text:p>
          </table:table-cell>
          <table:table-cell table:style-name="ce10" office:value-type="string" calcext:value-type="string">
            <text:p>Filtrar Listado de Aprobaciones de Exclusión por Fecha</text:p>
          </table:table-cell>
          <table:table-cell table:style-name="ce11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</text:span></text:p>
            <text:p><text:span text:style-name="T2">Deben existir estados almacenados bajo el dominio “Aprobaciones Exclusion”</text:span></text:p>
          </table:table-cell>
          <table:table-cell table:style-name="ce27" office:value-type="string" calcext:value-type="string">
            <text:p>Fecha: 04/09/2018</text:p>
          </table:table-cell>
          <table:table-cell table:style-name="ce27" office:value-type="string" calcext:value-type="string">
            <text:p><text:span text:style-name="T3">Se elige la opción Exclusion/Aprobación</text:span><text:span text:style-name="T4"> de Exclusion</text:span></text:p>
            <text:p>Se selecciona la fecha en el filtro de la columna Fecha</text:p>
          </table:table-cell>
          <table:table-cell table:style-name="ce27"/>
          <table:table-cell table:style-name="ce11" office:value-type="string" calcext:value-type="string">
            <text:p>Se deben listar solo las Aprobaciones de Exclusión que concuerden con la fecha seleccionada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17" table:formula="of:=CONCATENATE(&quot;CP-SGB-&quot;;TEXT((ROW()-1);&quot;000&quot;))" office:value-type="string" office:string-value="CP-SGB-006" calcext:value-type="string">
            <text:p>CP-SGB-006</text:p>
          </table:table-cell>
          <table:table-cell table:style-name="ce14" office:value-type="string" calcext:value-type="string">
            <text:p>Filtrar Listado de Aprobaciones de Exclusión por Unidad Ejecutora</text:p>
          </table:table-cell>
          <table:table-cell table:style-name="ce15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</text:span></text:p>
            <text:p><text:span text:style-name="T2">Deben existir estados almacenados bajo el dominio “Aprobaciones Exclusion”</text:span></text:p>
          </table:table-cell>
          <table:table-cell table:style-name="ce28" office:value-type="string" calcext:value-type="string">
            <text:p>Unidad Ejecutora: ( SEP ) DOCTORADO EN DERECHO</text:p>
          </table:table-cell>
          <table:table-cell table:style-name="ce28" office:value-type="string" calcext:value-type="string">
            <text:p><text:span text:style-name="T3">Se elige la opción Exclusion/Aprobación</text:span><text:span text:style-name="T4"> de Exclusion</text:span></text:p>
            <text:p>Se selecciona la unidad ejecutora en el filtro de la columna Unidad Ejecutora</text:p>
          </table:table-cell>
          <table:table-cell table:style-name="ce28"/>
          <table:table-cell table:style-name="ce15" office:value-type="string" calcext:value-type="string">
            <text:p>Se deben listar solo los Aprobaciones de Exclusión que concuerden con unidad ejecutor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07" calcext:value-type="string">
            <text:p>CP-SGB-007</text:p>
          </table:table-cell>
          <table:table-cell table:style-name="ce10" office:value-type="string" calcext:value-type="string">
            <text:p>Agregar Nueva Aprobación</text:p>
          </table:table-cell>
          <table:table-cell table:style-name="ce11" office:value-type="string" calcext:value-type="string">
            <text:p><text:span text:style-name="T2">El usuario debe estar loggeado en el sistema</text:span></text:p>
            <text:p><text:span text:style-name="T2">Deben existir estados almacenados bajo el dominio “Aprobaciones Exclusion”</text:span></text:p>
          </table:table-cell>
          <table:table-cell table:style-name="ce27" office:value-type="string" calcext:value-type="string">
            <text:p>Bienes: Seleccionar un Bien</text:p>
          </table:table-cell>
          <table:table-cell table:style-name="ce27" office:value-type="string" calcext:value-type="string">
            <text:p>Se elige la opción <text:span text:style-name="T1">Exclusión</text:span>/<text:span text:style-name="T1">Aprobación</text:span> de <text:span text:style-name="T1">Exclusión</text:span></text:p>
            <text:p>Se da clic en el botón “Nuevo”</text:p>
            <text:p>Se da clic en el botón “Agregar Bienes” para seleccionar los bienes</text:p>
            <text:p>Se selecciona un bien y se da clic en el botón "Regresar"</text:p>
            <text:p>Se da clic en el botón "Guardar"</text:p>
            <text:p>Se da clic en el <text:span text:style-name="T1">botón</text:span> “Aceptar” de la pantalla de <text:span text:style-name="T1">confirmación</text:span></text:p>
          </table:table-cell>
          <table:table-cell table:style-name="ce27" office:value-type="string" calcext:value-type="string">
            <text:p>La <text:span text:style-name="T1">aprobación</text:span> debe almacenarse en el sistema</text:p>
            <text:p><text:span text:style-name="T5">El bien debe quedar asociado a la aprobación</text:span></text:p>
          </table:table-cell>
          <table:table-cell table:style-name="ce11" office:value-type="string" calcext:value-type="string">
            <text:p>Se debe mostrar un mensaje indicando que los datos se almacenaron de forma exitosa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5">
          <table:table-cell table:style-name="ce17" table:formula="of:=CONCATENATE(&quot;CP-SGB-&quot;;TEXT((ROW()-1);&quot;000&quot;))" office:value-type="string" office:string-value="CP-SGB-008" calcext:value-type="string">
            <text:p>CP-SGB-008</text:p>
          </table:table-cell>
          <table:table-cell table:style-name="ce14" office:value-type="string" calcext:value-type="string">
            <text:p>Agregar Bienes a un Aprobación</text:p>
          </table:table-cell>
          <table:table-cell table:style-name="ce15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</text:span></text:p>
            <text:p><text:span text:style-name="T2">Deben existir estados almacenados bajo el dominio “Aprobaciones Exclusion”</text:span></text:p>
            <text:p><text:span text:style-name="T2">Deben existir bienes almacenados con estado “Normal” y Estado Interno “Informe Tecnico Aprobado”</text:span></text:p>
          </table:table-cell>
          <table:table-cell table:style-name="ce28" office:value-type="string" calcext:value-type="string">
            <text:p>Bienes: Seleccionar un Bien</text:p>
          </table:table-cell>
          <table:table-cell table:style-name="ce28" office:value-type="string" calcext:value-type="string">
            <text:p>Se elige la opción <text:span text:style-name="T1">Exclusión</text:span>/<text:span text:style-name="T1">Aprobación</text:span> de <text:span text:style-name="T1">Exclusión</text:span></text:p>
            <text:p>Se da clic en el botón “Detalle” de un registro</text:p>
            <text:p>Se da clic en el botón “Agregar Bienes” para seleccionar los bienes</text:p>
            <text:p>Se selecciona un bien y se da clic en el botón "Regresar"</text:p>
            <text:p>Se da clic en el botón "Guardar"</text:p>
            <text:p>Se da <text:span text:style-name="T1">clic</text:span> en el <text:span text:style-name="T1">botón</text:span> “Aceptar” de la pantalla de <text:span text:style-name="T1">confirmación</text:span></text:p>
          </table:table-cell>
          <table:table-cell table:style-name="ce28" office:value-type="string" calcext:value-type="string">
            <text:p>El bien debe quedar asociado a la aprobación</text:p>
          </table:table-cell>
          <table:table-cell table:style-name="ce15" office:value-type="string" calcext:value-type="string">
            <text:p>Se debe mostrar un mensaje indicando que la aprobación se actualizo de forma exitos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9" calcext:value-type="string">
            <text:p>CP-SGB-009</text:p>
          </table:table-cell>
          <table:table-cell table:style-name="ce10" office:value-type="string" calcext:value-type="string">
            <text:p>Eliminar Bienes a un Aprobación</text:p>
          </table:table-cell>
          <table:table-cell table:style-name="ce11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 con bienes asociados</text:span></text:p>
            <text:p><text:span text:style-name="T2">Deben existir estados almacenados bajo el dominio “Aprobaciones Exclusion”</text:span></text:p>
          </table:table-cell>
          <table:table-cell table:style-name="ce27" office:value-type="string" calcext:value-type="string">
            <text:p>Bienes: Eliminar un bien de la solicitud</text:p>
          </table:table-cell>
          <table:table-cell table:style-name="ce27" office:value-type="string" calcext:value-type="string">
            <text:p>Se elige la opción <text:span text:style-name="T1">Exclusión</text:span>/<text:span text:style-name="T1">Aprobación</text:span> de <text:span text:style-name="T1">Exclusión</text:span></text:p>
            <text:p>Se da clic en el botón “Detalle” de un registro</text:p>
            <text:p>Se da clic en el botón “Eliminar” de uno de los registros de bienes</text:p>
            <text:p>Se da clic en el botón "Guardar"</text:p>
            <text:p>Se da clic en el <text:span text:style-name="T1">botón</text:span> “Aceptar” de la pantalla de <text:span text:style-name="T1">confirmación</text:span></text:p>
          </table:table-cell>
          <table:table-cell table:style-name="ce27" office:value-type="string" calcext:value-type="string">
            <text:p>El bien deben de quedar excluido de la aprobación</text:p>
          </table:table-cell>
          <table:table-cell table:style-name="ce11" office:value-type="string" calcext:value-type="string">
            <text:p>Se debe mostrar un mensaje indicando que la solicitud se actualizo de forma exitosa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7" table:formula="of:=CONCATENATE(&quot;CP-SGB-&quot;;TEXT((ROW()-1);&quot;000&quot;))" office:value-type="string" office:string-value="CP-SGB-010" calcext:value-type="string">
            <text:p>CP-SGB-010</text:p>
          </table:table-cell>
          <table:table-cell table:style-name="ce14" office:value-type="string" calcext:value-type="string">
            <text:p>Aceptar Toda la Aprobación</text:p>
          </table:table-cell>
          <table:table-cell table:style-name="ce15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 con bienes asociados</text:span></text:p>
            <text:p><text:span text:style-name="T2">Deben existir estados almacenados bajo el dominio “Aprobaciones Exclusion”</text:span></text:p>
          </table:table-cell>
          <table:table-cell table:style-name="ce28"/>
          <table:table-cell table:style-name="ce30" office:value-type="string" calcext:value-type="string">
            <text:p><text:span text:style-name="T3">Se elige la opción Exclusion/Aprobación</text:span><text:span text:style-name="T4"> de Exclusion</text:span></text:p>
            <text:p><text:span text:style-name="T2">Se da clic en el botón “Detalle” de un registro</text:span></text:p>
            <text:p><text:span text:style-name="T2">Se da clic en el botón “Aceptar” </text:span></text:p>
          </table:table-cell>
          <table:table-cell table:style-name="ce28" office:value-type="string" calcext:value-type="string">
            <text:p>Debe modificarse el estado de la solicitud a aprobado</text:p>
            <text:p>El estado interno de los bienes debe modificarse a aprobado</text:p>
          </table:table-cell>
          <table:table-cell table:style-name="ce15" office:value-type="string" calcext:value-type="string">
            <text:p>Se debe mostrar un mensaje indicando que la solicitud se actualizo de forma exitos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11" calcext:value-type="string">
            <text:p>CP-SGB-011</text:p>
          </table:table-cell>
          <table:table-cell table:style-name="ce10" office:value-type="string" calcext:value-type="string">
            <text:p>Rechazar Toda la Aprobación</text:p>
          </table:table-cell>
          <table:table-cell table:style-name="ce11" office:value-type="string" calcext:value-type="string">
            <text:p><text:span text:style-name="T2">El usuario debe estar loggeado en el sistema</text:span></text:p>
            <text:p><text:span text:style-name="T2">Deben existir aprobaciones de exclusion almacenadas en el sistema con bienes asociados</text:span></text:p>
            <text:p><text:span text:style-name="T2">Deben existir estados almacenados bajo el dominio “Aprobaciones Exclusion”</text:span></text:p>
          </table:table-cell>
          <table:table-cell table:style-name="ce27"/>
          <table:table-cell table:style-name="ce27" office:value-type="string" calcext:value-type="string">
            <text:p><text:span text:style-name="T3">Se elige la opción Exclusion/Aprobación</text:span><text:span text:style-name="T4"> de Exclusion</text:span></text:p>
            <text:p><text:span text:style-name="T2">Se da clic en el botón “Detalle” de un registro</text:span></text:p>
            <text:p><text:span text:style-name="T2">Se da clic en el botón “Rechazar” </text:span></text:p>
          </table:table-cell>
          <table:table-cell table:style-name="ce27" office:value-type="string" calcext:value-type="string">
            <text:p>Debe modificarse el estado de la solicitud a rechazado</text:p>
            <text:p>El estado interno de los bienes debe modificarse a normal</text:p>
          </table:table-cell>
          <table:table-cell table:style-name="ce11" office:value-type="string" calcext:value-type="string">
            <text:p>Se debe mostrar un mensaje indicando que la solicitud se actualizo de forma exitosa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6">
          <table:table-cell table:number-columns-repeated="1024"/>
        </table:table-row>
        <table:table-row table:style-name="ro7" table:number-rows-repeated="1048541">
          <table:table-cell table:number-columns-repeated="1024"/>
        </table:table-row>
        <table:table-row table:style-name="ro8" table:number-rows-repeated="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rámetros" table:style-name="ta1">
        <table:table-column table:style-name="co12" table:number-columns-repeated="2" table:default-cell-style-name="ce34"/>
        <table:table-column table:style-name="co13" table:number-columns-repeated="1022" table:default-cell-style-name="ce34"/>
        <table:table-row table:style-name="ro6">
          <table:table-cell office:value-type="string" calcext:value-type="string">
            <text:p>Estados</text:p>
          </table:table-cell>
          <table:table-cell office:value-type="string" calcext:value-type="string">
            <text:p>Teste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endiente</text:p>
          </table:table-cell>
          <table:table-cell office:value-type="string" calcext:value-type="string">
            <text:p>Alvar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probado</text:p>
          </table:table-cell>
          <table:table-cell office:value-type="string" calcext:value-type="string">
            <text:p>Jair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echazado</text:p>
          </table:table-cell>
          <table:table-cell office:value-type="string" calcext:value-type="string">
            <text:p>Jor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Condicionado</text:p>
          </table:table-cell>
          <table:table-cell office:value-type="string" calcext:value-type="string">
            <text:p>Oscar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Raul</text:p>
          </table:table-cell>
          <table:table-cell table:number-columns-repeated="102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2:59:04.341010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Cascante, Alvaro</meta:initial-creator>
    <meta:creation-date>2017-08-10T16:12:52Z</meta:creation-date>
    <dc:date>2018-09-04T23:35:48.357528267</dc:date>
    <meta:editing-cycles>66</meta:editing-cycles>
    <meta:editing-duration>PT3H13M43S</meta:editing-duration>
    <meta:document-statistic meta:table-count="2" meta:cell-count="112" meta:object-count="0"/>
  </office:meta>
</office:document-meta>
</file>